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HK Black" svg:font-family="'Noto Sans CJK HK Black'" style:font-adornments="Blac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2.913cm"/>
    </style:style>
    <style:style style:name="P1" style:family="paragraph">
      <style:text-properties fo:color="#ffffff" fo:font-size="88pt" fo:text-shadow="none" fo:background-color="#0066b3" style:font-size-asian="88pt" style:font-size-complex="88pt"/>
    </style:style>
    <style:style style:name="P2" style:family="paragraph">
      <loext:graphic-properties draw:fill="none" draw:fill-color="#ffffff"/>
      <style:text-properties fo:color="#ffffff" style:font-name="Noto Sans CJK HK Black" fo:font-size="88pt" fo:font-style="normal" fo:text-shadow="none" fo:font-weight="bold" fo:background-color="#0066b3" style:font-size-asian="88pt" style:font-style-asian="normal" style:font-weight-asian="bold" style:font-size-complex="88pt" style:font-style-complex="normal" style:font-weight-complex="bold"/>
    </style:style>
    <style:style style:name="T1" style:family="text">
      <style:text-properties fo:color="#ffffff" style:font-name="Noto Sans CJK HK Black" fo:font-size="88pt" fo:font-style="normal" fo:text-shadow="none" fo:font-weight="bold" fo:background-color="#0066b3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23.163cm" svg:x="1cm" svg:y="1cm">
          <draw:text-box>
            <text:p text:style-name="P1"><text:span text:style-name="T1">J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HK Black" svg:font-family="'Noto Sans CJK HK Black'" style:font-adornments="Blac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5T10:02:29.549985520</meta:creation-date>
    <dc:date>2021-12-15T10:31:51.682031791</dc:date>
    <meta:editing-duration>PT6M27S</meta:editing-duration>
    <meta:editing-cycles>2</meta:editing-cycles>
    <meta:generator>LibreOffice/6.0.7.3$Linux_X86_64 LibreOffice_project/00m0$Build-3</meta:generator>
    <meta:document-statistic meta:object-count="1"/>
  </office:meta>
</office:document-meta>
</file>